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12.71mm"/>
    </style:style>
    <style:style style:name="co3" style:family="table-column">
      <style:table-column-properties fo:break-before="auto" style:column-width="98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40">
      <style:table-cell-properties style:rotation-align="none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1016" table:default-cell-style-name="ce2"/>
        <table:table-row table:style-name="ro1">
          <table:table-cell table:style-name="Default" table:number-columns-repeated="4"/>
          <table:table-cell office:value-type="string" calcext:value-type="string">
            <text:p>System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SF</text:p>
          </table:table-cell>
          <table:table-cell table:style-name="ce1" office:value-type="string" calcext:value-type="string">
            <text:p>Yun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Prep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Talk Titl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ce3" office:value-type="time" office:time-value="PT00H30M00S" calcext:value-type="time">
            <text:p>00:30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Offering to Demo Gods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Mock up of letter to Peter Woods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Background of USB HID things (from me!). Premise of keyboard LEDS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Other offerings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What other things there are - Ducky etc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Architecture - scan handwritten one?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What are the objectives of the tool? What do I want to gain? MSF access, training, keep current, 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Start VM and arrange window</text:p>
          </table:table-cell>
          <table:table-cell office:value-type="string" calcext:value-type="string">
            <text:p>Y</text:p>
          </table:table-cell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Run VMWare, start up Win XP target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Architecture - scan handwritten one?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Discuss the components - show to attendees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Plug in components (while talking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Check</text:p>
          </table:table-cell>
          <table:table-cell office:value-type="string" calcext:value-type="string">
            <text:p>Network of LAN: 10.0.1.101</text:p>
          </table:table-cell>
          <table:table-cell office:value-type="string" calcext:value-type="string">
            <text:p>Y</text:p>
          </table:table-cell>
          <table:table-cell table:style-name="Default" table:number-columns-repeated="2"/>
          <table:table-cell office:value-type="string" calcext:value-type="string">
            <text:p>ip addr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/>
          <table:table-cell office:value-type="string" calcext:value-type="string">
            <text:p>Check</text:p>
          </table:table-cell>
          <table:table-cell office:value-type="string" calcext:value-type="string">
            <text:p>Verify Yun IP Address: 10.0.1.100</text:p>
          </table:table-cell>
          <table:table-cell office:value-type="string" calcext:value-type="string">
            <text:p>Y</text:p>
          </table:table-cell>
          <table:table-cell table:style-name="Default" table:number-columns-repeated="2"/>
          <table:table-cell office:value-type="string" calcext:value-type="string">
            <text:p>Ping 10.0.1.100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Check</text:p>
          </table:table-cell>
          <table:table-cell office:value-type="string" calcext:value-type="string">
            <text:p>SSH to Yun</text:p>
          </table:table-cell>
          <table:table-cell office:value-type="string" calcext:value-type="string">
            <text:p>Y</text:p>
          </table:table-cell>
          <table:table-cell table:style-name="Default" table:number-columns-repeated="2"/>
          <table:table-cell office:value-type="string" calcext:value-type="string">
            <text:p><text:a xlink:href="mailto:root@10.0.0.100" xlink:type="simple">ssh root@10.0.0.100</text:a>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Manually start server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Default"/>
          <table:table-cell office:value-type="string" calcext:value-type="string">
            <text:p>kbd.py</text:p>
          </table:table-cell>
          <table:table-cell table:style-name="ce4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Start notepad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Introduce 1st Problem concept - Arduino and Keyboards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Type away! Enable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Will return to Arduino &amp; Keyboards - start tf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Enable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nable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Help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help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Config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nfig os windows x86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Encode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generate?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Can either sit and watch or carry on…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Keyboard scancodes and such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Talk about what scancodes are etc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Check!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My approx mangling process - diagram (from Yun to Target)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Talk</text:p>
          </table:table-cell>
          <table:table-cell office:value-type="string" calcext:value-type="string">
            <text:p>How I had to mangle everything evilly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Extract the Batch file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ave batch to desktop\dc4420\hid-client.bat</text:p>
          </table:table-cell>
          <table:table-cell table:style-name="ce4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mo</text:p>
          </table:table-cell>
          <table:table-cell office:value-type="string" calcext:value-type="string">
            <text:p>Run batch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hid-client.bat hid-client_win_x86.exe</text:p>
          </table:table-cell>
          <table:table-cell table:style-name="ce4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Slide</text:p>
          </table:table-cell>
          <table:table-cell office:value-type="string" calcext:value-type="string">
            <text:p>Debatching issues</text:p>
          </table:table-cell>
          <table:table-cell table:style-name="Default"/>
          <table:table-cell/>
          <table:table-cell table:style-name="Default" table:number-columns-repeated="2"/>
          <table:table-cell table:style-name="ce4"/>
          <table:table-cell table:number-columns-repeated="1015"/>
        </table:table-row>
        <table:table-row table:style-name="ro1">
          <table:table-cell/>
          <table:table-cell table:style-name="ce3" office:value-type="time" office:time-value="PT10H00M00S" calcext:value-type="time">
            <text:p>10:00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alk about client requirements <text:s/>- de-batching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Provide resources about this?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File transfers both ways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Execute hid-client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hid-client_win_x86.exe -m</text:p>
          </table:table-cell>
          <table:table-cell table:style-name="ce4" office:value-type="string" calcext:value-type="string">
            <text:p>COULD DEMO FILE TRANSFER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Start MSF Console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 office:value-type="string" calcext:value-type="string">
            <text:p>sudo msfconsol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Config Handler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 office:value-type="string" calcext:value-type="string">
            <text:p>ble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Discuss Meterpreter staged vs stageless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Discuss timeouts - where to fin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Initiate Transfer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 sen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Initiate Connect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 conn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Connect MSF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xplo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emo</text:p>
          </table:table-cell>
          <table:table-cell office:value-type="string" calcext:value-type="string">
            <text:p>Check transfer!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ide</text:p>
          </table:table-cell>
          <table:table-cell office:value-type="string" calcext:value-type="string">
            <text:p>Extended architecture - and design though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How I thought the architecture needed to wor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ide</text:p>
          </table:table-cell>
          <table:table-cell office:value-type="string" calcext:value-type="string">
            <text:p>USB-HID bas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Intro to USB-HID bas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ide</text:p>
          </table:table-cell>
          <table:table-cell office:value-type="string" calcext:value-type="string">
            <text:p>TCP bas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Quick TCP bas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ide</text:p>
          </table:table-cell>
          <table:table-cell office:value-type="string" calcext:value-type="string">
            <text:p>Version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V1 transfer me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ide</text:p>
          </table:table-cell>
          <table:table-cell office:value-type="string" calcext:value-type="string">
            <text:p>Version 2 - self optimis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V2 self optimis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ide</text:p>
          </table:table-cell>
          <table:table-cell office:value-type="string" calcext:value-type="string">
            <text:p>V3 resilient transf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V3 resilient transf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lide</text:p>
          </table:table-cell>
          <table:table-cell office:value-type="string" calcext:value-type="string">
            <text:p>V4 back to bas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lk</text:p>
          </table:table-cell>
          <table:table-cell office:value-type="string" calcext:value-type="string">
            <text:p>V4 back to basics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6:43:50</meta:creation-date>
    <meta:initial-creator>Westmacott, Mike</meta:initial-creator>
    <dc:language>en-GB</dc:language>
    <dc:date>2017-03-28T15:32:30.617648803</dc:date>
    <meta:editing-cycles>3</meta:editing-cycles>
    <meta:editing-duration>P1DT23H40M46S</meta:editing-duration>
    <meta:generator>LibreOffice/5.1.6.2$Linux_X86_64 LibreOffice_project/10m0$Build-2</meta:generator>
    <meta:document-statistic meta:table-count="3" meta:cell-count="169" meta:object-count="0"/>
    <meta:user-defined meta:name="AppVersion">14.0300</meta:user-defined>
    <meta:user-defined meta:name="Company">Thales U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